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10.354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0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1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12" style:family="table-cell" style:parent-style-name="Default">
      <style:table-cell-properties fo:border-bottom="none" fo:background-color="#ff6600" fo:border-left="0.088cm solid #000000" fo:border-right="0.088cm solid #000000" fo:border-top="none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3"/>
        <table:table-column table:style-name="co6" table:number-columns-repeated="1018" table:default-cell-style-name="Default"/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>
            <text:p>User Page</text:p>
          </table:table-cell>
          <table:table-cell table:style-name="ce1" office:value-type="string">
            <text:p>detail1 user features</text:p>
          </table:table-cell>
          <table:table-cell table:style-name="ce1" office:value-type="string">
            <text:p>detail2 user features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mments/priorit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t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Ambiance music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>
            <text:p>Choice selection sound</text:p>
          </table:table-cell>
          <table:table-cell table:style-name="ce8"/>
          <table:table-cell table:style-name="ce10" office:value-type="string">
            <text:p>KO</text:p>
          </table:table-cell>
          <table:table-cell table:style-name="ce14"/>
          <table:table-cell table:style-name="ce8" table:number-columns-repeated="1018"/>
        </table:table-row>
        <table:table-row table:style-name="ro1">
          <table:table-cell/>
          <table:table-cell table:style-name="ce6" office:value-type="string">
            <text:p>Putting a sad image in background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Setting <text:s/>a Yes/No choic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rrows to change selec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edits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Ambiance music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Displaying credit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evelSelection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Ambiance music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Sound while changing selected level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in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Ambiance music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Sound while changing selection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rrows to mov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nter to validat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evelEditor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Ambiance music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Click <text:span text:style-name="T1">sound</text:span>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<text:span text:style-name="T1">Loading a </text:span>level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Displaying a level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Displaying available block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Displaying available bonu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Displaying available enemies in a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Changing the toolsbox content (enemies/blocks/bonus)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Selecting a element from toolsBox</text:p>
          </table:table-cell>
          <table:table-cell/>
          <table:table-cell office:value-type="string">
            <text:p>OK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table:style-name="ce6" office:value-type="string">
            <text:p>Adding a element to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Disabling elements super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uto adjusting element position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Deleting a element from level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F1 to get help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uto saving mode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scape to go back to main menu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Possibility to add bonus in ''?'' block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Displaying a non editable pinguin at level star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Displaying a non editable igloo at level end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Travelling with left/right arrows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amePage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5" office:value-type="string">
            <text:p>Heros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Time between 2 jumps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Jumping higher if keep pressing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ying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eath sound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Jump sound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Gathering <text:s/>bonus sound 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Finishing the level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ause in game mode (with Escape)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Ambiance music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Selection changement sound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hoice goBack/tryAgain/goBackMainMenu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Level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/>
          <table:table-cell table:style-name="ce7" office:value-type="string">
            <text:p>Displaying coins Qty</text:p>
          </table:table-cell>
          <table:table-cell office:value-type="string">
            <text:p>OK</text:p>
          </table:table-cell>
          <table:table-cell table:style-name="ce14"/>
          <table:table-cell table:style-name="ce8" table:number-columns-repeated="1018"/>
        </table:table-row>
        <table:table-row table:style-name="ro1">
          <table:table-cell table:number-columns-repeated="2"/>
          <table:table-cell table:style-name="ce6" office:value-type="string">
            <text:p>Displaying timeleft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Set a time limit on each level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Special behaviour at 10 last seconds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/>
          <table:table-cell table:style-name="ce7" office:value-type="string">
            <text:p>Ambiance music</text:p>
          </table:table-cell>
          <table:table-cell table:style-name="ce10" office:value-type="string">
            <text:p>KO</text:p>
          </table:table-cell>
          <table:table-cell table:style-name="ce14"/>
          <table:table-cell table:style-name="ce8" table:number-columns-repeated="1018"/>
        </table:table-row>
        <table:table-row table:style-name="ro1">
          <table:table-cell/>
          <table:table-cell table:style-name="ce5" office:value-type="string">
            <text:p>Enemies</text:p>
          </table:table-cell>
          <table:table-cell table:style-name="ce5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Death sound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Mr_iceblock special behaviour</text:p>
          </table:table-cell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(Final boss behaviour)</text:p>
          </table:table-cell>
          <table:table-cell table:style-name="ce10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ugs/Improvements</text:p>
          </table:table-cell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>
            <text:p>Random bugs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Set a decal x and y between collider and sprite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rror level with 0 enemy, 0 block or 0 bonus ?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Create a clickable GUI button object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English mistake : ''ennemy'' =&gt;''enemy''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Bug if deleting a block before adding it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Auto placement bug when block.x &lt; 0 or block.y&lt;0</text:p>
          </table:table-cell>
          <table:table-cell/>
          <table:table-cell office:value-type="string">
            <text:p>OK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Chek all memory destroyer(...) function</text:p>
          </table:table-cell>
          <table:table-cell/>
          <table:table-cell table:style-name="ce10" office:value-type="string">
            <text:p>KO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6" office:value-type="string">
            <text:p>Realloc crashing sometimes in level editor mode</text:p>
          </table:table-cell>
          <table:table-cell/>
          <table:table-cell table:style-name="ce12" office:value-type="string">
            <text:p>OK</text:p>
          </table:table-cell>
          <table:table-cell table:style-name="ce14" office:value-type="string">
            <text:p>seems to be fixed...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6" office:value-type="string">
            <text:p>Error if multiples play mode launchs</text:p>
          </table:table-cell>
          <table:table-cell/>
          <table:table-cell table:style-name="ce10"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6" office:value-type="string">
            <text:p>Bug with the break page when resume</text:p>
          </table:table-cell>
          <table:table-cell/>
          <table:table-cell table:style-name="ce10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" office:value-type="string">
            <text:p>Big memory leaks in game mode (0.5 Mo/sec)</text:p>
          </table:table-cell>
          <table:table-cell/>
          <table:table-cell table:style-name="ce10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number-columns-repeated="2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Stat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FireBull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3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7/09/2017</text:date>, <text:time>17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9-27T17:25:53</dc:date>
    <meta:editing-duration>P4DT10H26M11S</meta:editing-duration>
    <meta:editing-cycles>137</meta:editing-cycles>
    <meta:generator>OpenOffice/4.1.2$Win32 OpenOffice.org_project/412m3$Build-9782</meta:generator>
    <meta:document-statistic meta:table-count="2" meta:cell-count="273" meta:object-count="0"/>
  </office:meta>
</office:document-meta>
</file>